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61.42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6" style:family="table-cell" style:parent-style-name="Default">
      <style:table-cell-properties fo:background-color="transparent" fo:border="none"/>
      <style:map style:condition="is-true-formula([.C46]=&quot;&quot;)" style:apply-style-name="Cellule_20_invalide" style:base-cell-address="Feuille1.C46"/>
    </style:style>
    <style:style style:name="ce87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90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1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4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101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25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26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02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04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17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19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59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69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2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24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8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40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5]=0)" style:apply-style-name="Cellule_20_grisée" style:base-cell-address="Feuille1.D65"/>
    </style:style>
    <style:style style:name="ce143" style:family="table-cell" style:parent-style-name="Default">
      <style:map style:condition="is-true-formula([.C66]=0)" style:apply-style-name="Cellule_20_grisée" style:base-cell-address="Feuille1.D66"/>
    </style:style>
    <style:style style:name="ce14" style:family="table-cell" style:parent-style-name="Default">
      <style:map style:condition="is-true-formula([.C64]=0)" style:apply-style-name="Cellule_20_grisée" style:base-cell-address="Feuille1.D64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4]=0)" style:apply-style-name="Cellule_20_grisée" style:base-cell-address="Feuille1.E64"/>
    </style:style>
    <style:style style:name="ce165" style:family="table-cell" style:parent-style-name="Default">
      <style:map style:condition="is-true-formula([.C64]=0)" style:apply-style-name="Cellule_20_grisée" style:base-cell-address="Feuille1.E64"/>
    </style:style>
    <style:style style:name="ce17" style:family="table-cell" style:parent-style-name="Default">
      <style:map style:condition="is-true-formula([.C64]=0)" style:apply-style-name="Cellule_20_grisée" style:base-cell-address="Feuille1.E64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199" style:family="table-cell" style:parent-style-name="Default">
      <style:table-cell-properties fo:background-color="#b2b2b2"/>
      <style:map style:condition="is-true-formula([.C64]=0)" style:apply-style-name="Cellule_20_grisée" style:base-cell-address="Feuille1.D64"/>
    </style:style>
    <style:style style:name="ce200" style:family="table-cell" style:parent-style-name="Default">
      <style:map style:condition="is-true-formula([.C64]=0)" style:apply-style-name="Cellule_20_grisée" style:base-cell-address="Feuille1.D64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69]=0)" style:apply-style-name="Cellule_20_grisée" style:base-cell-address="Feuille1.H169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6"/>
    </style:style>
    <style:style style:name="ce118" style:family="table-cell" style:parent-style-name="Default">
      <style:map style:condition="is-true-formula([.J87]=0)" style:apply-style-name="Cellule_20_grisée" style:base-cell-address="Feuille1.K87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12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0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11" style:family="table-cell" style:parent-style-name="Default">
      <style:map style:condition="is-true-formula([.P70]=0)" style:apply-style-name="Cellule_20_grisée" style:base-cell-address="Feuille1.Q70"/>
      <style:map style:condition="is-true-formula(AND([.P70]&lt;&gt;0;#REF!=&quot;&quot;))" style:apply-style-name="Cellule_20_invalide" style:base-cell-address="Feuille1.Q70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1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2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8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5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5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5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6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5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6" style:family="table-cell" style:parent-style-name="Default" style:data-style-name="N0">
      <style:map style:condition="is-true-formula(OR([.AG106]=0;[.AG106]=&quot;wakeUp&quot;))" style:apply-style-name="Cellule_20_grisée" style:base-cell-address="Feuille1.AH106"/>
      <style:map style:condition="is-true-formula(AND([.AG106]&lt;&gt;0;[.AH106]=&quot;&quot;))" style:apply-style-name="Cellule_20_invalide" style:base-cell-address="Feuille1.AH106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27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37" style:family="table-cell" style:parent-style-name="Default" style:data-style-name="N0">
      <style:map style:condition="is-true-formula(OR([.AH106]=0;[.AH106]=&quot;wakeUp&quot;))" style:apply-style-name="Cellule_20_grisée" style:base-cell-address="Feuille1.AI106"/>
      <style:map style:condition="is-true-formula(AND([.AH106]&lt;&gt;0;[.AI106]=&quot;&quot;))" style:apply-style-name="Cellule_20_invalide" style:base-cell-address="Feuille1.AI106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507" style:family="table-cell" style:parent-style-name="Default">
      <style:table-cell-properties fo:background-color="#b2b2b2"/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470" style:family="table-cell" style:parent-style-name="Default">
      <style:table-cell-properties fo:background-color="#b2b2b2"/>
      <style:map style:condition="is-true-formula([.AI57]=0)" style:apply-style-name="Cellule_20_grisée" style:base-cell-address="Feuille1.AM57"/>
      <style:map style:condition="is-true-formula(AND([.AI57]&lt;&gt;0;[.AM57]=&quot;&quot;))" style:apply-style-name="Cellule_20_invalide" style:base-cell-address="Feuille1.AM57"/>
    </style:style>
    <style:style style:name="ce471" style:family="table-cell" style:parent-style-name="Default">
      <style:table-cell-properties fo:background-color="#b2b2b2"/>
      <style:map style:condition="is-true-formula([.AI62]=0)" style:apply-style-name="Cellule_20_grisée" style:base-cell-address="Feuille1.AM62"/>
      <style:map style:condition="is-true-formula(AND([.AI62]&lt;&gt;0;[.AM62]=&quot;&quot;))" style:apply-style-name="Cellule_20_invalide" style:base-cell-address="Feuille1.AM62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476" style:family="table-cell" style:parent-style-name="Default">
      <style:table-cell-properties fo:background-color="#b2b2b2"/>
      <style:map style:condition="is-true-formula([.AK57]=0)" style:apply-style-name="Cellule_20_grisée" style:base-cell-address="Feuille1.AN57"/>
      <style:map style:condition="is-true-formula(AND([.AK57]&lt;&gt;0;[.AN57]=&quot;&quot;))" style:apply-style-name="Cellule_20_invalide" style:base-cell-address="Feuille1.AN57"/>
    </style:style>
    <style:style style:name="ce480" style:family="table-cell" style:parent-style-name="Default">
      <style:table-cell-properties fo:background-color="#b2b2b2"/>
      <style:map style:condition="is-true-formula([.AK62]=0)" style:apply-style-name="Cellule_20_grisée" style:base-cell-address="Feuille1.AN62"/>
      <style:map style:condition="is-true-formula(AND([.AK62]&lt;&gt;0;[.AN62]=&quot;&quot;))" style:apply-style-name="Cellule_20_invalide" style:base-cell-address="Feuille1.AN62"/>
    </style:style>
    <style:style style:name="ce482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9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5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5"/>
        <table:content-validation table:name="val6" table:condition="of:cell-content-is-in-list(&quot;greater&quot;;&quot;lesser&quot;;&quot;equal&quot;)" table:allow-empty-cell="true" table:display-list="sort-ascending" table:base-cell-address="Feuille1.Q65"/>
        <table:content-validation table:name="val7" table:condition="of:cell-content-is-in-list([$Feuille1.$A$65:$Feuille1.$A$189])" table:allow-empty-cell="true" table:display-list="unsorted" table:base-cell-address="Feuille1.S65"/>
        <table:content-validation table:name="val8" table:condition="of:cell-content-is-in-list([$Feuille1.$A$78:$Feuille1.$A$189])" table:allow-empty-cell="true" table:display-list="unsorted" table:base-cell-address="Feuille1.S6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4"/>
        <table:table-column table:style-name="co21" table:default-cell-style-name="ce4"/>
        <table:table-column table:style-name="co22" table:default-cell-style-name="ce31"/>
        <table:table-column table:style-name="co12" table:default-cell-style-name="ce9"/>
        <table:table-column table:style-name="co20" table:default-cell-style-name="ce34"/>
        <table:table-column table:style-name="co23" table:default-cell-style-name="ce35"/>
        <table:table-column table:style-name="co17" table:default-cell-style-name="ce27"/>
        <table:table-column table:style-name="co24" table:default-cell-style-name="ce38"/>
        <table:table-column table:style-name="co23" table:default-cell-style-name="ce34"/>
        <table:table-column table:style-name="co25" table:default-cell-style-name="ce35"/>
        <table:table-column table:style-name="co26" table:default-cell-style-name="ce27"/>
        <table:table-column table:style-name="co9" table:default-cell-style-name="ce39"/>
        <table:table-column table:style-name="co27" table:default-cell-style-name="Default"/>
        <table:table-column table:style-name="co28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1_Entry</text:p>
          </table:table-cell>
          <table:table-cell office:value-type="float" office:value="50" calcext:value-type="float">
            <text:p>5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08" table:content-validation-name="val4" office:value-type="float" office:value="0" calcext:value-type="float">
            <text:p>0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R_Sig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0" calcext:value-type="float">
            <text:p>4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0" table:content-validation-name="val4" office:value-type="float" office:value="0" calcext:value-type="float">
            <text:p>0</text:p>
          </table:table-cell>
          <table:table-cell table:style-name="ce69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9" office:value-type="string" calcext:value-type="string">
            <text:p>R_Gamma1_laserbea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float" office:value="0" calcext:value-type="float">
            <text:p>0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4:Feuille1.Q69 Feuille1.T65:Feuille1.T69 Feuille1.Q77:Feuille1.Q81 Feuille1.T77:Feuille1.T81 Feuille1.Q83:Feuille1.Q83 Feuille1.T83:Feuille1.T83 Feuille1.Q85:Feuille1.Q86 Feuille1.T85:Feuille1.T86 Feuille1.Q89:Feuille1.Q89 Feuille1.T89:Feuille1.T89 Feuille1.Q91:Feuille1.Q92 Feuille1.T91:Feuille1.T92 Feuille1.Q95:Feuille1.Q95 Feuille1.T95:Feuille1.T95 Feuille1.Q98:Feuille1.Q104 Feuille1.T98:Feuille1.T104 Feuille1.Q106:Feuille1.Q115 Feuille1.T106:Feuille1.T115 Feuille1.Q117:Feuille1.Q170 Feuille1.T117:Feuille1.T170">
            <calcext:condition calcext:apply-style-name="Cellule grisée" calcext:value="formula-is([.P64]=0)" calcext:base-cell-address="Feuille1.Q64"/>
            <calcext:condition calcext:apply-style-name="Cellule invalide" calcext:value="formula-is(AND([.P64]&lt;&gt;0;#REF!=&quot;&quot;))" calcext:base-cell-address="Feuille1.Q64"/>
          </calcext:conditional-format>
          <calcext:conditional-format calcext:target-range-address="Feuille1.U65:Feuille1.U104 Feuille1.U106:Feuille1.U115 Feuille1.U168:Feuille1.U170 Feuille1.AA65:Feuille1.AA104 Feuille1.AE65:Feuille1.AE104 Feuille1.AE106:Feuille1.AE109 Feuille1.AE111:Feuille1.AE115 Feuille1.AE117:Feuille1.AE170 Feuille1.AC42:Feuille1.AC63 Feuille1.AK65:Feuille1.AK104 Feuille1.AG65:Feuille1.AG104 Feuille1.AK106:Feuille1.AK115 Feuille1.AG110:Feuille1.AG115 Feuille1.AG117:Feuille1.AG170 Feuille1.AK117:Feuille1.AK170 Feuille1.AG106:Feuille1.AG108 Feuille1.C69:Feuille1.C76 Feuille1.F70:Feuille1.F76 Feuille1.I70:Feuille1.I75 Feuille1.L70:Feuille1.L75 Feuille1.U117:Feuille1.U160 Feuille1.AA106:Feuille1.AA115 Feuille1.AA117:Feuille1.AA170">
            <calcext:condition calcext:apply-style-name="Cellule invalide" calcext:value="=&quot;&quot;" calcext:base-cell-address="Feuille1.C42"/>
          </calcext:conditional-format>
          <calcext:conditional-format calcext:target-range-address="Feuille1.AH117:Feuille1.AH170 Feuille1.AH65:Feuille1.AH104 Feuille1.AL65:Feuille1.AL104 Feuille1.AL106:Feuille1.AL115 Feuille1.AH107:Feuille1.AH115 Feuille1.AL117:Feuille1.AL170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104 Feuille1.AI65:Feuille1.AI104 Feuille1.AI107:Feuille1.AI115 Feuille1.AM106:Feuille1.AM115 Feuille1.AI117:Feuille1.AI170 Feuille1.AM117:Feuille1.AM170 Feuille1.AM53:Feuille1.AM53">
            <calcext:condition calcext:apply-style-name="Cellule grisée" calcext:value="formula-is([.AF53]=0)" calcext:base-cell-address="Feuille1.AI53"/>
            <calcext:condition calcext:apply-style-name="Cellule invalide" calcext:value="formula-is(AND([.AF53]&lt;&gt;0;[.AI53]=&quot;&quot;))" calcext:base-cell-address="Feuille1.AI53"/>
          </calcext:conditional-format>
          <calcext:conditional-format calcext:target-range-address="Feuille1.AJ106:Feuille1.AJ115 Feuille1.AJ65:Feuille1.AJ104 Feuille1.AN65:Feuille1.AN104 Feuille1.AN106:Feuille1.AN115 Feuille1.AJ117:Feuille1.AJ170 Feuille1.AN117:Feuille1.AN170 Feuille1.AN53:Feuille1.AN53">
            <calcext:condition calcext:apply-style-name="Cellule grisée" calcext:value="formula-is([.AG53]=0)" calcext:base-cell-address="Feuille1.AJ53"/>
            <calcext:condition calcext:apply-style-name="Cellule invalide" calcext:value="formula-is(AND([.AG53]&lt;&gt;0;[.AJ53]=&quot;&quot;))" calcext:base-cell-address="Feuille1.AJ53"/>
          </calcext:conditional-format>
          <calcext:conditional-format calcext:target-range-address="Feuille1.AH106:Feuille1.AH106">
            <calcext:condition calcext:apply-style-name="Cellule grisée" calcext:value="formula-is(OR([.AG106]=0;[.AG106]=&quot;wakeUp&quot;))" calcext:base-cell-address="Feuille1.AH106"/>
            <calcext:condition calcext:apply-style-name="Cellule invalide" calcext:value="formula-is(AND([.AG106]&lt;&gt;0;[.AH106]=&quot;&quot;))" calcext:base-cell-address="Feuille1.AH106"/>
          </calcext:conditional-format>
          <calcext:conditional-format calcext:target-range-address="Feuille1.AI106:Feuille1.AI106">
            <calcext:condition calcext:apply-style-name="Cellule grisée" calcext:value="formula-is(OR([.AH106]=0;[.AH106]=&quot;wakeUp&quot;))" calcext:base-cell-address="Feuille1.AI106"/>
            <calcext:condition calcext:apply-style-name="Cellule invalide" calcext:value="formula-is(AND([.AH106]&lt;&gt;0;[.AI106]=&quot;&quot;))" calcext:base-cell-address="Feuille1.AI106"/>
          </calcext:conditional-format>
          <calcext:conditional-format calcext:target-range-address="Feuille1.I64:Feuille1.I69 Feuille1.L64:Feuille1.L69 Feuille1.AF65:Feuille1.AF104 Feuille1.C64:Feuille1.C68 Feuille1.F64:Feuille1.F69 Feuille1.R82:Feuille1.R82 Feuille1.R84:Feuille1.R84 Feuille1.R90:Feuille1.R90 Feuille1.O93:Feuille1.O94 Feuille1.R93:Feuille1.R94 Feuille1.C77:Feuille1.C104 Feuille1.F77:Feuille1.F104 Feuille1.I77:Feuille1.I104 Feuille1.L77:Feuille1.L104 Feuille1.F106:Feuille1.F115 Feuille1.I106:Feuille1.I115 Feuille1.L106:Feuille1.L115 Feuille1.AF106:Feuille1.AF115 Feuille1.C106:Feuille1.C115 Feuille1.I117:Feuille1.I170 Feuille1.L117:Feuille1.L170 Feuille1.AF117:Feuille1.AF170 Feuille1.C117:Feuille1.C170 Feuille1.F117:Feuille1.F170 Feuille1.O90:Feuille1.O90 Feuille1.O96:Feuille1.O97 Feuille1.R96:Feuille1.R97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0:Feuille1.Q76 Feuille1.T70:Feuille1.T76 Feuille1.Q82:Feuille1.Q82 Feuille1.Q84:Feuille1.Q84 Feuille1.Q87:Feuille1.Q88 Feuille1.T87:Feuille1.T88">
            <calcext:condition calcext:apply-style-name="Cellule grisée" calcext:value="formula-is([.P70]=0)" calcext:base-cell-address="Feuille1.Q70"/>
            <calcext:condition calcext:apply-style-name="Cellule invalide" calcext:value="formula-is(AND([.P70]&lt;&gt;0;#REF!=&quot;&quot;))" calcext:base-cell-address="Feuille1.Q70"/>
          </calcext:conditional-format>
          <calcext:conditional-format calcext:target-range-address="Feuille1.G64:Feuille1.G68 Feuille1.D67:Feuille1.D104 Feuille1.G69:Feuille1.H74 Feuille1.J64:Feuille1.K74 Feuille1.M64:Feuille1.N74 Feuille1.G75:Feuille1.G86 Feuille1.J75:Feuille1.J76 Feuille1.M75:Feuille1.M76 Feuille1.J82:Feuille1.J82 Feuille1.M82:Feuille1.M82 Feuille1.J84:Feuille1.J84 Feuille1.M84:Feuille1.M84 Feuille1.G87:Feuille1.H88 Feuille1.M85:Feuille1.N89 Feuille1.G89:Feuille1.G97 Feuille1.J90:Feuille1.J90 Feuille1.M90:Feuille1.M90 Feuille1.P90:Feuille1.P90 Feuille1.J93:Feuille1.J94 Feuille1.M93:Feuille1.M94 Feuille1.P93:Feuille1.P94 Feuille1.S93:Feuille1.S94 Feuille1.J96:Feuille1.J97 Feuille1.M96:Feuille1.M97 Feuille1.P96:Feuille1.P97 Feuille1.S96:Feuille1.S97 Feuille1.G99:Feuille1.G101 Feuille1.G102:Feuille1.H104 Feuille1.D106:Feuille1.D115 Feuille1.G115:Feuille1.G115 Feuille1.G123:Feuille1.G157 Feuille1.D117:Feuille1.D170 Feuille1.G166:Feuille1.G166 Feuille1.G168:Feuille1.G170 Feuille1.P64:Feuille1.P74 Feuille1.S65:Feuille1.S74 Feuille1.J77:Feuille1.K81 Feuille1.M77:Feuille1.N81 Feuille1.P77:Feuille1.P81 Feuille1.S77:Feuille1.S81 Feuille1.S82:Feuille1.S82 Feuille1.J83:Feuille1.K83 Feuille1.M83:Feuille1.N83 Feuille1.P83:Feuille1.P83 Feuille1.S83:Feuille1.S83 Feuille1.S84:Feuille1.S84 Feuille1.J85:Feuille1.J89 Feuille1.P85:Feuille1.P89 Feuille1.S85:Feuille1.S89 Feuille1.S90:Feuille1.S90 Feuille1.J91:Feuille1.K92 Feuille1.M91:Feuille1.N92 Feuille1.P91:Feuille1.P92 Feuille1.S91:Feuille1.S92 Feuille1.J95:Feuille1.K95 Feuille1.M95:Feuille1.N95 Feuille1.P95:Feuille1.P95 Feuille1.S95:Feuille1.S95 Feuille1.G98:Feuille1.H98 Feuille1.J98:Feuille1.K104 Feuille1.M98:Feuille1.N104 Feuille1.P98:Feuille1.P104 Feuille1.S98:Feuille1.S104 Feuille1.G106:Feuille1.H114 Feuille1.J106:Feuille1.K115 Feuille1.M106:Feuille1.N115 Feuille1.P106:Feuille1.P115 Feuille1.S106:Feuille1.S115 Feuille1.G117:Feuille1.H122 Feuille1.J117:Feuille1.K170 Feuille1.M117:Feuille1.N170 Feuille1.P117:Feuille1.P170 Feuille1.S117:Feuille1.S170 Feuille1.G158:Feuille1.H165 Feuille1.G167:Feuille1.H167 Feuille1.K85:Feuille1.K86 Feuille1.K88:Feuille1.K89">
            <calcext:condition calcext:apply-style-name="Cellule grisée" calcext:value="formula-is([.C64]=0)" calcext:base-cell-address="Feuille1.D64"/>
          </calcext:conditional-format>
          <calcext:conditional-format calcext:target-range-address="Feuille1.E64:Feuille1.E86 Feuille1.Q90:Feuille1.Q90 Feuille1.E89:Feuille1.E104 Feuille1.H93:Feuille1.H94 Feuille1.K93:Feuille1.K94 Feuille1.E106:Feuille1.E115 Feuille1.H123:Feuille1.H157 Feuille1.E117:Feuille1.E170 Feuille1.H166:Feuille1.H166 Feuille1.H75:Feuille1.H76 Feuille1.K75:Feuille1.K76 Feuille1.N75:Feuille1.N76 Feuille1.P75:Feuille1.P76 Feuille1.S75:Feuille1.S76 Feuille1.T82:Feuille1.T82 Feuille1.T84:Feuille1.T84 Feuille1.H90:Feuille1.H90 Feuille1.K90:Feuille1.K90 Feuille1.N90:Feuille1.N90 Feuille1.T90:Feuille1.T90 Feuille1.N93:Feuille1.N94 Feuille1.Q93:Feuille1.Q94 Feuille1.T93:Feuille1.T94 Feuille1.H96:Feuille1.H97 Feuille1.K96:Feuille1.K97 Feuille1.N96:Feuille1.N97 Feuille1.Q96:Feuille1.Q97 Feuille1.T96:Feuille1.T97 Feuille1.H168:Feuille1.H168">
            <calcext:condition calcext:apply-style-name="Cellule grisée" calcext:value="formula-is([.C64]=0)" calcext:base-cell-address="Feuille1.E64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7:Feuille1.K87">
            <calcext:condition calcext:apply-style-name="Cellule grisée" calcext:value="formula-is([.J87]=0)" calcext:base-cell-address="Feuille1.K87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2:Feuille1.U162">
            <calcext:condition calcext:apply-style-name="Cellule invalide" calcext:value="=&quot;&quot;" calcext:base-cell-address="Feuille1.U162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H169:Feuille1.H170">
            <calcext:condition calcext:apply-style-name="Cellule grisée" calcext:value="formula-is([.G169]=0)" calcext:base-cell-address="Feuille1.H169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1:Feuille1.U161">
            <calcext:condition calcext:apply-style-name="Cellule invalide" calcext:value="=&quot;&quot;" calcext:base-cell-address="Feuille1.U161"/>
          </calcext:conditional-format>
          <calcext:conditional-format calcext:target-range-address="Feuille1.Q65:Feuille1.Q66 Feuille1.T65:Feuille1.T66">
            <calcext:condition calcext:apply-style-name="Cellule grisée" calcext:value="formula-is([.P65]=0)" calcext:base-cell-address="Feuille1.Q65"/>
            <calcext:condition calcext:apply-style-name="Cellule invalide" calcext:value="formula-is(AND([.P65]&lt;&gt;0;#REF!=&quot;&quot;))" calcext:base-cell-address="Feuille1.Q65"/>
          </calcext:conditional-format>
          <calcext:conditional-format calcext:target-range-address="Feuille1.U65:Feuille1.U66 Feuille1.AE65:Feuille1.AE66 Feuille1.AK65:Feuille1.AK66 Feuille1.AG65:Feuille1.AG66 Feuille1.AA65:Feuille1.AA66">
            <calcext:condition calcext:apply-style-name="Cellule invalide" calcext:value="=&quot;&quot;" calcext:base-cell-address="Feuille1.U65"/>
          </calcext:conditional-format>
          <calcext:conditional-format calcext:target-range-address="Feuille1.AH65:Feuille1.AH66 Feuille1.AL65:Feuille1.AL66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66 Feuille1.AI65:Feuille1.AI66">
            <calcext:condition calcext:apply-style-name="Cellule grisée" calcext:value="formula-is([.AF65]=0)" calcext:base-cell-address="Feuille1.AI65"/>
            <calcext:condition calcext:apply-style-name="Cellule invalide" calcext:value="formula-is(AND([.AF65]&lt;&gt;0;[.AI65]=&quot;&quot;))" calcext:base-cell-address="Feuille1.AI65"/>
          </calcext:conditional-format>
          <calcext:conditional-format calcext:target-range-address="Feuille1.AJ65:Feuille1.AJ66 Feuille1.AN65:Feuille1.AN66">
            <calcext:condition calcext:apply-style-name="Cellule grisée" calcext:value="formula-is([.AG65]=0)" calcext:base-cell-address="Feuille1.AJ65"/>
            <calcext:condition calcext:apply-style-name="Cellule invalide" calcext:value="formula-is(AND([.AG65]&lt;&gt;0;[.AJ65]=&quot;&quot;))" calcext:base-cell-address="Feuille1.AJ65"/>
          </calcext:conditional-format>
          <calcext:conditional-format calcext:target-range-address="Feuille1.I65:Feuille1.I66 Feuille1.L65:Feuille1.L66 Feuille1.AF65:Feuille1.AF66 Feuille1.C65:Feuille1.C66 Feuille1.F65:Feuille1.F66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D65:Feuille1.D65 Feuille1.G66:Feuille1.G66 Feuille1.J65:Feuille1.K66 Feuille1.M65:Feuille1.N66 Feuille1.G65:Feuille1.H65 Feuille1.P65:Feuille1.P66 Feuille1.S65:Feuille1.S66">
            <calcext:condition calcext:apply-style-name="Cellule grisée" calcext:value="formula-is([.C65]=0)" calcext:base-cell-address="Feuille1.D65"/>
          </calcext:conditional-format>
          <calcext:conditional-format calcext:target-range-address="Feuille1.D66:Feuille1.D66">
            <calcext:condition calcext:apply-style-name="Cellule grisée" calcext:value="formula-is([.C66]=0)" calcext:base-cell-address="Feuille1.D66"/>
          </calcext:conditional-format>
          <calcext:conditional-format calcext:target-range-address="Feuille1.E65:Feuille1.E66">
            <calcext:condition calcext:apply-style-name="Cellule grisée" calcext:value="formula-is([.C65]=0)" calcext:base-cell-address="Feuille1.E65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AM57:Feuille1.AM57">
            <calcext:condition calcext:apply-style-name="Cellule grisée" calcext:value="formula-is([.AI57]=0)" calcext:base-cell-address="Feuille1.AM57"/>
            <calcext:condition calcext:apply-style-name="Cellule invalide" calcext:value="formula-is(AND([.AI57]&lt;&gt;0;[.AM57]=&quot;&quot;))" calcext:base-cell-address="Feuille1.AM57"/>
          </calcext:conditional-format>
          <calcext:conditional-format calcext:target-range-address="Feuille1.AN57:Feuille1.AN57">
            <calcext:condition calcext:apply-style-name="Cellule grisée" calcext:value="formula-is([.AK57]=0)" calcext:base-cell-address="Feuille1.AN57"/>
            <calcext:condition calcext:apply-style-name="Cellule invalide" calcext:value="formula-is(AND([.AK57]&lt;&gt;0;[.AN57]=&quot;&quot;))" calcext:base-cell-address="Feuille1.AN57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AM62:Feuille1.AM62">
            <calcext:condition calcext:apply-style-name="Cellule grisée" calcext:value="formula-is([.AI62]=0)" calcext:base-cell-address="Feuille1.AM62"/>
            <calcext:condition calcext:apply-style-name="Cellule invalide" calcext:value="formula-is(AND([.AI62]&lt;&gt;0;[.AM62]=&quot;&quot;))" calcext:base-cell-address="Feuille1.AM62"/>
          </calcext:conditional-format>
          <calcext:conditional-format calcext:target-range-address="Feuille1.AN62:Feuille1.AN62">
            <calcext:condition calcext:apply-style-name="Cellule grisée" calcext:value="formula-is([.AK62]=0)" calcext:base-cell-address="Feuille1.AN62"/>
            <calcext:condition calcext:apply-style-name="Cellule invalide" calcext:value="formula-is(AND([.AK62]&lt;&gt;0;[.AN62]=&quot;&quot;))" calcext:base-cell-address="Feuille1.AN62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B46:Feuille1.AB63 Feuille1.AB2:Feuille1.AB2 Feuille1.AB42:Feuille1.AB44">
            <calcext:condition calcext:apply-style-name="Cellule invalide" calcext:value="=&quot;&quot;" calcext:base-cell-address="Feuille1.AB2"/>
          </calcext:conditional-format>
          <calcext:conditional-format calcext:target-range-address="Feuille1.AD42:Feuille1.AD63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21:49:57.2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7T21:50:26.220000000</dc:date>
    <meta:editing-duration>PT16H36M19S</meta:editing-duration>
    <meta:editing-cycles>604</meta:editing-cycles>
    <meta:document-statistic meta:table-count="1" meta:cell-count="4440" meta:object-count="0"/>
  </office:meta>
</office:document-meta>
</file>